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paragraph-properties fo:text-align="justify" style:justify-single-word="false"/>
      <style:text-properties style:font-name="Calibri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Calibri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mpte-rendu de la réunion de Conseil Municipal du 16 décembre 2010</text:p>
      <text:p text:style-name="P1"/>
      <text:p text:style-name="P2"/>
      <text:p text:style-name="P3">Lors de sa dernière séance, le Conseil Municipal :</text:p>
      <text:p text:style-name="P3"/>
      <text:p text:style-name="P3">- a adopté la décision modificative n°5 concernant le budget communal,</text:p>
      <text:p text:style-name="P3"/>
      <text:p text:style-name="P3">- a adopté la décision modificative n°3 du budget assainissement,</text:p>
      <text:p text:style-name="P3"/>
      <text:p text:style-name="P3">- a délibéré favorablement quant à la dissolution du syndicat intercommunal pour la création et le fonctionnement d'une aire de stationnement des gens du voyage,</text:p>
      <text:p text:style-name="P3"/>
      <text:p text:style-name="P3">- a pris connaissance d'une convention mise en place entre les communes de Montreuil-en-Touraine et Neuillé-le-Lierre pour le fonctionnement du Regroupement Pédagogique,</text:p>
      <text:p text:style-name="P3"/>
      <text:p text:style-name="P3">- a été informé de la demande de transfert de bien de l'association foncière de Montreuil-en-Touraine au profit de la commune,</text:p>
      <text:p text:style-name="P3"/>
      <text:p text:style-name="P3">- a été informé de la procédure à mettre en œuvre auprès de la fourrière animale lorsqu'un animal est trouvé sur la commune,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MPTE-RENDU</dc:title>
    <meta:initial-creator>MAIRIE DE MONTREUIL</meta:initial-creator>
    <meta:creation-date>2008-05-19T15:17:00</meta:creation-date>
    <dc:creator>Isabelle Derouet</dc:creator>
    <dc:date>2010-12-17T15:30:06.26</dc:date>
    <meta:print-date>2010-11-19T15:23:22.78</meta:print-date>
    <meta:editing-cycles>11</meta:editing-cycles>
    <meta:editing-duration>PT01H24M04S</meta:editing-duration>
    <meta:generator>OpenOffice.org/3.2$Win32 OpenOffice.org_project/320m18$Build-9502</meta:generator>
    <meta:printed-by>Isabelle Derouet</meta:printed-by>
    <meta:document-statistic meta:table-count="0" meta:image-count="0" meta:object-count="0" meta:page-count="1" meta:paragraph-count="8" meta:word-count="132" meta:character-count="832"/>
  </office:meta>
</office:document-meta>
</file>